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4965in" fo:margin-left="-0.0854in" fo:margin-top="0in" fo:margin-bottom="0in" table:align="left" style:writing-mode="lr-tb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3.9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854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75in" style:type="center"/>
          <style:tab-stop style:position="6.1043in"/>
        </style:tab-stops>
      </style:paragraph-properties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6pt" style:font-size-asian="6pt" style:font-size-complex="11pt"/>
    </style:style>
    <style:style style:name="P5" style:family="paragraph" style:parent-style-name="Standard">
      <style:paragraph-properties fo:line-height="105%"/>
      <style:text-properties fo:font-size="11pt" fo:font-style="italic" style:text-underline-style="solid" style:text-underline-width="auto" style:text-underline-color="font-color" style:font-size-asian="11pt" style:font-style-asian="italic" style:font-size-complex="10pt"/>
    </style:style>
    <style:style style:name="P6" style:family="paragraph" style:parent-style-name="Standard">
      <style:paragraph-properties fo:line-height="125%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weight-complex="bold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  <style:text-properties fo:font-variant="small-caps" fo:font-size="14pt" fo:font-weight="bold" style:font-size-asian="14pt" style:font-weight-asian="bold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  <style:text-properties fo:font-variant="small-caps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variant="small-caps" fo:font-size="10pt" fo:font-weight="bold" style:font-size-asian="10pt" style:font-weight-asian="bold"/>
    </style:style>
    <style:style style:name="P11" style:family="paragraph" style:parent-style-name="Standard">
      <style:paragraph-properties fo:line-height="105%"/>
      <style:text-properties fo:font-size="11pt" fo:font-style="italic" style:text-underline-style="solid" style:text-underline-width="auto" style:text-underline-color="font-color" style:font-size-asian="11pt" style:font-style-asian="italic" style:font-size-complex="10pt"/>
    </style:style>
    <style:style style:name="P12" style:family="paragraph" style:parent-style-name="Standard">
      <style:text-properties fo:font-size="11pt" fo:font-style="italic" style:font-size-asian="11pt" style:font-style-asian="italic" style:font-size-complex="11pt"/>
    </style:style>
    <style:style style:name="P13" style:family="paragraph" style:parent-style-name="Standard">
      <style:paragraph-properties fo:line-height="125%"/>
      <style:text-properties fo:font-size="11pt" fo:font-style="italic" style:font-size-asian="11pt" style:font-style-asian="italic" style:font-size-complex="11pt" style:font-weight-complex="bold"/>
    </style:style>
    <style:style style:name="P14" style:family="paragraph" style:parent-style-name="Standard">
      <style:paragraph-properties fo:line-height="125%"/>
      <style:text-properties fo:font-size="11pt" fo:font-style="italic" officeooo:paragraph-rsid="0010b82d" style:font-size-asian="11pt" style:font-style-asian="italic" style:font-size-complex="11pt" style:font-weight-complex="bold"/>
    </style:style>
    <style:style style:name="P15" style:family="paragraph" style:parent-style-name="Standard">
      <style:paragraph-properties fo:line-height="125%"/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P16" style:family="paragraph" style:parent-style-name="Standard">
      <style:text-properties fo:font-size="11pt" fo:font-style="italic" style:font-size-asian="11pt" style:font-style-asian="italic" style:font-style-complex="italic" style:font-weight-complex="bold"/>
    </style:style>
    <style:style style:name="P17" style:family="paragraph" style:parent-style-name="Standard">
      <style:text-properties fo:font-size="11pt" style:font-size-asian="11pt" style:font-style-complex="italic" style:font-weight-complex="bold"/>
    </style:style>
    <style:style style:name="P18" style:family="paragraph" style:parent-style-name="Standard">
      <style:text-properties fo:font-size="11pt" style:font-size-asian="11pt" style:font-weight-complex="bold"/>
    </style:style>
    <style:style style:name="P19" style:family="paragraph" style:parent-style-name="Standard">
      <style:paragraph-properties fo:line-height="105%"/>
      <style:text-properties fo:font-size="10pt" style:font-size-asian="10pt" style:font-size-complex="10pt"/>
    </style:style>
    <style:style style:name="P20" style:family="paragraph" style:parent-style-name="Standard">
      <style:text-properties officeooo:paragraph-rsid="000bc9cc"/>
    </style:style>
    <style:style style:name="P21" style:family="paragraph" style:parent-style-name="Standard">
      <style:text-properties officeooo:rsid="000bc9cc" officeooo:paragraph-rsid="000bc9cc"/>
    </style:style>
    <style:style style:name="P22" style:family="paragraph" style:parent-style-name="Standard">
      <style:text-properties officeooo:rsid="0010115b" officeooo:paragraph-rsid="0010115b"/>
    </style:style>
    <style:style style:name="P23" style:family="paragraph" style:parent-style-name="Standard">
      <style:text-properties officeooo:paragraph-rsid="0010115b"/>
    </style:style>
    <style:style style:name="P24" style:family="paragraph" style:parent-style-name="Standard">
      <style:text-properties fo:font-style="italic" officeooo:rsid="000bc9cc" officeooo:paragraph-rsid="000bc9cc" style:font-style-asian="italic" style:font-style-complex="italic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tyle-complex="italic" style:font-weight-complex="bold"/>
    </style:style>
    <style:style style:name="P26" style:family="paragraph" style:parent-style-name="List_20_Paragraph" style:list-style-name="WWNum3">
      <style:paragraph-properties fo:margin-top="0in" fo:margin-bottom="0.139in" loext:contextual-spacing="true" fo:line-height="100%"/>
    </style:style>
    <style:style style:name="P27" style:family="paragraph" style:parent-style-name="List_20_Paragraph" style:list-style-name="WWNum3">
      <style:paragraph-properties fo:margin-top="0in" fo:margin-bottom="0.139in" loext:contextual-spacing="true" fo:line-height="100%"/>
      <style:text-properties style:font-name="Times New Roman"/>
    </style:style>
    <style:style style:name="P28" style:family="paragraph" style:parent-style-name="List_20_Paragraph" style:list-style-name="WWNum1">
      <style:paragraph-properties fo:margin-top="0in" fo:margin-bottom="0.0835in" loext:contextual-spacing="true" fo:line-height="100%"/>
    </style:style>
    <style:style style:name="P29" style:family="paragraph" style:parent-style-name="List_20_Paragraph" style:list-style-name="WWNum1">
      <style:paragraph-properties fo:margin-top="0in" fo:margin-bottom="0.0835in" loext:contextual-spacing="true" fo:line-height="100%"/>
      <style:text-properties style:font-name="Times New Roman"/>
    </style:style>
    <style:style style:name="P30" style:family="paragraph" style:parent-style-name="Frame_20_contents">
      <style:paragraph-properties fo:margin-top="0in" fo:margin-bottom="0in" loext:contextual-spacing="true" fo:line-height="110%"/>
      <style:text-properties fo:color="#000000" fo:font-size="11pt" style:font-size-asian="11pt" style:font-style-complex="italic" style:font-weight-complex="bold"/>
    </style:style>
    <style:style style:name="P31" style:family="paragraph" style:parent-style-name="Frame_20_contents">
      <style:paragraph-properties fo:margin-top="0in" fo:margin-bottom="0in" loext:contextual-spacing="true" fo:line-height="110%"/>
    </style:style>
    <style:style style:name="P32" style:family="paragraph" style:parent-style-name="Frame_20_contents">
      <style:paragraph-properties fo:line-height="110%"/>
      <style:text-properties fo:color="#000000" fo:font-size="11pt" style:font-size-asian="11pt" style:font-style-complex="italic" style:font-weight-complex="bold"/>
    </style:style>
    <style:style style:name="P33" style:family="paragraph" style:parent-style-name="Frame_20_contents">
      <style:paragraph-properties fo:line-height="110%"/>
    </style:style>
    <style:style style:name="P3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tyle-complex="italic" style:font-weight-complex="bold"/>
    </style:style>
    <style:style style:name="T5" style:family="text">
      <style:text-properties fo:font-size="11pt" style:font-size-asian="11pt" style:font-weight-complex="bold"/>
    </style:style>
    <style:style style:name="T6" style:family="text">
      <style:text-properties fo:font-size="11pt" officeooo:rsid="000d70c2" style:font-size-asian="11pt" style:font-weight-complex="bold"/>
    </style:style>
    <style:style style:name="T7" style:family="text">
      <style:text-properties fo:font-size="11pt" officeooo:rsid="0010b82d" style:font-size-asian="11pt" style:font-weight-complex="bold"/>
    </style:style>
    <style:style style:name="T8" style:family="text">
      <style:text-properties fo:font-size="11pt" officeooo:rsid="0012ad43" style:font-size-asian="11pt" style:font-weight-complex="bold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fo:font-size="11pt" fo:font-style="italic" style:font-size-asian="11pt" style:font-style-asian="italic" style:font-size-complex="11pt" style:font-weight-complex="bold"/>
    </style:style>
    <style:style style:name="T12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3" style:family="text">
      <style:text-properties fo:font-size="11pt" fo:font-style="italic" style:font-size-asian="11pt" style:font-style-asian="italic" style:font-style-complex="italic" style:font-weight-complex="bold"/>
    </style:style>
    <style:style style:name="T14" style:family="text">
      <style:text-properties fo:font-size="11pt" fo:font-style="italic" officeooo:rsid="000bc9cc" style:font-size-asian="11pt" style:font-style-asian="italic" style:font-style-complex="italic" style:font-weight-complex="bold"/>
    </style:style>
    <style:style style:name="T15" style:family="text">
      <style:text-properties fo:font-size="11pt" fo:font-style="italic" style:font-size-asian="11pt" style:font-style-asian="italic" style:font-weight-complex="bold"/>
    </style:style>
    <style:style style:name="T16" style:family="text">
      <style:text-properties fo:font-size="11pt" fo:font-style="italic" officeooo:rsid="000b8285" style:font-size-asian="11pt" style:font-style-asian="italic" style:font-weight-complex="bold"/>
    </style:style>
    <style:style style:name="T17" style:family="text">
      <style:text-properties fo:font-size="11pt" fo:font-style="normal" style:font-size-asian="11pt" style:font-style-asian="normal" style:font-style-complex="normal" style:font-weight-complex="bold"/>
    </style:style>
    <style:style style:name="T18" style:family="text">
      <style:text-properties fo:font-size="11pt" fo:font-style="normal" officeooo:rsid="0010b82d" style:font-size-asian="11pt" style:font-style-asian="normal" style:font-style-complex="normal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tyle="italic" style:font-style-asian="italic"/>
    </style:style>
    <style:style style:name="T21" style:family="text">
      <style:text-properties style:font-name="Times New Roman" fo:font-style="italic" style:font-style-asian="italic" style:font-style-complex="italic"/>
    </style:style>
    <style:style style:name="T22" style:family="text">
      <style:text-properties style:font-name="Times New Roman" fo:font-size="12pt" style:font-size-asian="1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per 58%" fo:font-size="11pt" style:font-size-asian="11pt" style:font-weight-complex="bold"/>
    </style:style>
    <style:style style:name="T25" style:family="text">
      <style:text-properties style:text-position="super 58%" fo:font-size="11pt" style:font-size-asian="11pt" style:font-size-complex="11pt" style:font-weight-complex="bold"/>
    </style:style>
    <style:style style:name="T26" style:family="text">
      <style:text-properties fo:color="#000000" fo:font-size="11pt" style:font-size-asian="11pt" style:font-style-complex="italic" style:font-weight-complex="bold"/>
    </style:style>
    <style:style style:name="T27" style:family="text">
      <style:text-properties fo:color="#000000" fo:font-size="11pt" officeooo:rsid="000b8285" style:font-size-asian="11pt" style:font-style-complex="italic" style:font-weight-complex="bold"/>
    </style:style>
    <style:style style:name="T28" style:family="text">
      <style:text-properties officeooo:rsid="000bc9cc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5492in" fo:min-width="2.9799in" fo:padding-top="0.05in" fo:padding-bottom="0.05in" fo:padding-left="0.1in" fo:padding-right="0.1in" fo:wrap-option="wrap" fo:margin-left="0.1252in" fo:margin-right="0.1335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ason Liu</text:p>
      <text:p text:style-name="P2"><text:span text:style-name="T2"><text:tab/>jasonjliu.com</text:span><text:span text:style-name="T3"><text:tab/></text:span></text:p>
      <text:p text:style-name="P1"><text:span text:style-name="T3">703-732-0816 – </text:span><text:a xlink:type="simple" xlink:href="mailto:jliu1052@gmail.com" text:style-name="Internet_20_link" text:visited-style-name="Visited_20_Internet_20_Link"><text:span text:style-name="T3">jliu1052@gmail.com</text:span></text:a></text:p>
      <text:p text:style-name="P1"/>
      <text:p text:style-name="P8">Education</text:p>
      <text:p text:style-name="P3"/>
      <text:p text:style-name="Standard"><text:span text:style-name="T1">University of Wisconsin-Madison<text:tab/><text:tab/><text:tab/><text:tab/><text:tab/><text:tab/><text:tab/><text:tab/><text:tab/></text:span><text:span text:style-name="T23"> Madison, WI</text:span></text:p>
      <text:list xml:id="list1097507528" text:style-name="WWNum3">
        <text:list-item>
          <text:p text:style-name="P26"><text:span text:style-name="T19">Bachelor of Science<text:tab/><text:tab/><text:tab/><text:tab/><text:tab/><text:tab/><text:tab/><text:tab/><text:tab/></text:span><text:span text:style-name="T21"> Sept. 2017 – May 2021</text:span></text:p>
        </text:list-item>
        <text:list-item>
          <text:p text:style-name="P27">Major: Computer Science</text:p>
        </text:list-item>
      </text:list>
      <text:p text:style-name="Standard"><text:span text:style-name="T1">Thomas Jefferson High School for Science and Technology<text:tab/><text:tab/><text:tab/><text:tab/> <text:s text:c="10"/></text:span><text:span text:style-name="T23">Alexandria, VA</text:span></text:p>
      <text:list xml:id="list238795196" text:style-name="WWNum1">
        <text:list-item>
          <text:p text:style-name="P28"><text:span text:style-name="T19">Jefferson Diploma</text:span><text:bookmark text:name="_GoBack"/><text:span text:style-name="T19"><text:tab/><text:tab/><text:tab/></text:span><text:span text:style-name="T22"><text:tab/><text:tab/><text:tab/><text:tab/><text:tab/> <text:s text:c="9"/><text:tab/> </text:span><text:span text:style-name="T20">Sept. 2013 – June 2017</text:span></text:p>
        </text:list-item>
        <text:list-item>
          <text:p text:style-name="P29">ACT: 35 Reading: 36 Math: 36 Science: 34 Reading 33</text:p>
        </text:list-item>
        <text:list-item>
          <text:p text:style-name="P29">AP Computer Science: 5; AP Calculus AB/BC: 5; AP Psychology: 5, AP Statistics: 5, AP Government: 5</text:p>
        </text:list-item>
      </text:list>
      <text:p text:style-name="P10">COURSEWORK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P/post-AP Courses*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9">TJHSST Web and Mobile Research Lab</text:p>
          </table:table-cell>
          <table:table-cell table:style-name="Table1.A1" office:value-type="string">
            <text:p text:style-name="P19">AP Physics C; M and EM</text:p>
          </table:table-cell>
        </table:table-row>
        <table:table-row table:style-name="Table1.1">
          <table:table-cell table:style-name="Table1.A1" office:value-type="string">
            <text:p text:style-name="P19">AP Computer Science A + Data Structures</text:p>
          </table:table-cell>
          <table:table-cell table:style-name="Table1.A1" office:value-type="string">
            <text:p text:style-name="P19">Multi-variable Calculus</text:p>
          </table:table-cell>
        </table:table-row>
        <table:table-row table:style-name="Table1.1">
          <table:table-cell table:style-name="Table1.A1" office:value-type="string">
            <text:p text:style-name="P19">Artificial Intelligence 1 and 2</text:p>
          </table:table-cell>
          <table:table-cell table:style-name="Table1.A1" office:value-type="string">
            <text:p text:style-name="P19">Linear Algebra</text:p>
          </table:table-cell>
        </table:table-row>
        <table:table-row table:style-name="Table1.1">
          <table:table-cell table:style-name="Table1.A1" office:value-type="string">
            <text:p text:style-name="P19">Computer Vision</text:p>
          </table:table-cell>
          <table:table-cell table:style-name="Table1.A1" office:value-type="string">
            <text:p text:style-name="P19">AP Statistics</text:p>
          </table:table-cell>
        </table:table-row>
        <table:table-row table:style-name="Table1.1">
          <table:table-cell table:style-name="Table1.A1" office:value-type="string">
            <text:p text:style-name="P19">Web Application Development</text:p>
          </table:table-cell>
          <table:table-cell table:style-name="Table1.A1" office:value-type="string">
            <text:p text:style-name="P19">Mobile Application Development</text:p>
          </table:table-cell>
        </table:table-row>
      </table:table>
      <text:p text:style-name="P12">*Post-AP signifies a course above AP level that requires one or more AP courses as a prerequisite.</text:p>
      <text:p text:style-name="P12">**Note: many are unlisted</text:p>
      <text:p text:style-name="P4"/>
      <text:p text:style-name="P9">Experience and Leadership</text:p>
      <text:p text:style-name="P3"/>
      <text:p text:style-name="P24"><text:span text:style-name="T8">L&amp;S </text:span><text:span text:style-name="T7">Center for Academic Excellence:</text:span><text:span text:style-name="T18"> </text:span><text:span text:style-name="T17">Webmaster and Social Media Coordinator</text:span><text:span text:style-name="T5"><text:tab/><text:tab/><text:tab/><text:tab/> <text:s text:c="3"/></text:span><text:span text:style-name="T6">2017</text:span><text:span text:style-name="T7">-Present</text:span></text:p>
      <text:p text:style-name="P21"><text:span text:style-name="T13"><text:tab/></text:span><text:span text:style-name="T17">Developed and maintained website for Center for Academic Excellence using JavaScript, AJAX</text:span></text:p>
      <text:p text:style-name="P21"><text:span text:style-name="T17"><text:tab/>Coordinated with a variety of university programs to add new features</text:span></text:p>
      <text:p text:style-name="Standard"><text:span text:style-name="T13">Capital One: </text:span><text:span text:style-name="T4">Associate Software Engineer<text:tab/><text:tab/><text:tab/><text:tab/><text:tab/><text:tab/><text:tab/> <text:s text:c="8"/></text:span><text:span text:style-name="T13">June-August 2017</text:span></text:p>
      <text:p text:style-name="P17"><text:tab/>Helped maintain and develop banking web application using AngularJS, <text:span text:style-name="T28">HTML, and CSS</text:span></text:p>
      <text:p text:style-name="P17"><text:tab/>Learned and used agile to collaborate with other programmers, teams, and managers</text:p>
      <text:p text:style-name="Standard"><text:span text:style-name="T13">Brain Health Alliance</text:span><text:span text:style-name="T5">: Software Intern<text:tab/></text:span><text:span text:style-name="T13"><text:tab/><text:tab/></text:span><text:span text:style-name="T15"><text:tab/><text:tab/><text:tab/> <text:s text:c="5"/><text:tab/> <text:s text:c="16"/>June-September 2016</text:span></text:p>
      <text:p text:style-name="P25">Collaborated with high school and college students under supervision of Dr. Carl Taswell</text:p>
      <text:p text:style-name="P25">Investigated potential of NEXUS-PORTAL-DOORS system for the semantic web</text:p>
      <text:p text:style-name="Standard"><text:span text:style-name="T13">STEMBassadors</text:span><text:span text:style-name="T5">: Teacher Assistant<text:tab/><text:tab/><text:tab/><text:tab/><text:tab/><text:tab/><text:tab/><text:tab/> <text:s text:c="3"/></text:span><text:span text:style-name="T15">June-September 2015</text:span></text:p>
      <text:p text:style-name="P18"><text:tab/>Worked with elementary school children to help develop STEM interests at an early age</text:p>
      <text:p text:style-name="Standard"><text:span text:style-name="T5"><text:tab/>Organized and lead math, science, and tech experiments among 1</text:span><text:span text:style-name="T24">st</text:span><text:span text:style-name="T5"> to 6</text:span><text:span text:style-name="T24">th</text:span><text:span text:style-name="T5"> graders</text:span></text:p>
      <text:p text:style-name="P20"><text:span text:style-name="T16">UNICEF<text:tab/></text:span><text:span text:style-name="T15"><text:tab/><text:tab/><text:tab/><text:tab/><text:tab/> <text:tab/><text:tab/><text:tab/><text:tab/><text:tab/><text:tab/> <text:s text:c="3"/>2</text:span><text:span text:style-name="T13">017</text:span><text:span text:style-name="T14">-Present</text:span></text:p>
      <text:p text:style-name="P21"><text:span text:style-name="T13">Software Software Club<text:tab/><text:tab/><text:tab/><text:tab/><text:tab/><text:tab/><text:tab/><text:tab/><text:tab/><text:tab/><text:tab/> <text:s text:c="3"/>2017-Present</text:span></text:p>
      <text:p text:style-name="P22"><text:span text:style-name="T13">Intermural Racquetball Club<text:tab/><text:tab/><text:tab/><text:tab/><text:tab/><text:tab/><text:tab/><text:tab/><text:tab/><text:tab/> <text:s text:c="3"/>2017-Present</text:span></text:p>
      <text:p text:style-name="Standard"><text:span text:style-name="T15">Teknos Science and Technology Journal:</text:span><text:span text:style-name="T5"> Senior Editor<text:tab/><text:tab/><text:tab/><text:tab/><text:tab/><text:tab/><text:tab/> <text:s text:c="6"/></text:span><text:span text:style-name="T15">2013-</text:span><text:span text:style-name="T13">2017</text:span></text:p>
      <text:p text:style-name="Standard"><text:span text:style-name="T15">PC Rebuilders<text:tab/><text:tab/><text:tab/></text:span><text:span text:style-name="T5"><text:tab/><text:tab/><text:tab/><text:tab/><text:tab/><text:tab/><text:tab/><text:tab/><text:tab/> <text:s text:c="6"/></text:span><text:span text:style-name="T13">2014-2017</text:span></text:p>
      <text:p text:style-name="P21"><text:span text:style-name="T13">Capitol Food Bank<text:tab/><text:tab/><text:tab/><text:tab/><text:tab/><text:tab/><text:tab/><text:tab/><text:tab/><text:tab/><text:tab/> <text:s text:c="6"/>2013-2017</text:span></text:p>
      <text:p text:style-name="P16">App Development Club<text:tab/><text:tab/><text:tab/><text:tab/><text:tab/><text:tab/><text:tab/><text:tab/><text:tab/><text:tab/><text:tab/> <text:s text:c="6"/>2016-2017</text:p>
      <text:p text:style-name="P23"><text:span text:style-name="T10">Thomas Jefferson Crew (Winter/Spring) and Resilient Rowing (Summer/Fall)</text:span><text:span text:style-name="T15"><text:tab/><text:tab/><text:tab/> <text:s text:c="12"/><text:tab/> <text:s text:c="6"/>2013-2017</text:span></text:p>
      <text:p text:style-name="P23"><text:span text:style-name="T15"><text:s text:c="3"/></text:span></text:p>
      <text:p text:style-name="P9">Honors and Achievements</text:p>
      <text:p text:style-name="P14">National AP Scholar <text:tab/><text:tab/><text:tab/><text:tab/><text:tab/><text:tab/><text:tab/><text:tab/><text:tab/><text:tab/><text:tab/> <text:s text:c="11"/><text:tab/> <text:s text:c="2"/>2017</text:p>
      <text:p text:style-name="P6"><text:span text:style-name="T11">AP Scholar with Distinction<text:tab/><text:tab/></text:span><text:span text:style-name="T9"><text:tab/> <text:s text:c="2"/><text:tab/><text:tab/><text:tab/><text:tab/><text:tab/><text:tab/><text:tab/> <text:s text:c="15"/></text:span><text:span text:style-name="T12">2016</text:span></text:p>
      <text:p text:style-name="P13">Jefferson Crew Most Valuable Player <text:tab/><text:tab/><text:tab/><text:tab/><text:tab/><text:tab/><text:tab/><text:tab/><text:tab/> <text:s/>Summer 2016</text:p>
      <text:p text:style-name="P6"><text:span text:style-name="T9">Scholastic National Championship Regatta Men’s Varsity Second 8+<text:tab/><text:tab/><text:tab/><text:tab/><text:tab/> </text:span><text:span text:style-name="T12"><text:s text:c="3"/>Spring 2014</text:span></text:p>
      <text:p text:style-name="P6"><text:span text:style-name="T9">2</text:span><text:span text:style-name="T25">nd</text:span><text:span text:style-name="T9"> Place VA Scholastic Rowing Championships Regatta Men’s Varsity Second<text:tab/><text:tab/> <text:s text:c="8"/><text:tab/> <text:s text:c="12"/><text:tab/> <text:s text:c="3"/></text:span><text:span text:style-name="T12">Spring 2015</text:span></text:p>
      <text:p text:style-name="P15">The National Academy of Future Scientists and Technologists Award of Excellence<text:tab/><text:tab/> <text:s text:c="27"/>2014</text:p>
      <text:p text:style-name="P4"/>
      <text:p text:style-name="P9">Skills<text:tab/><text:tab/><text:tab/><text:tab/><text:tab/><text:tab/><text:tab/> <text:s text:c="6"/></text:p>
      <text:p text:style-name="Standard"><draw:frame draw:style-name="fr1" draw:name="Frame2" text:anchor-type="paragraph" svg:x="-0.1008in" svg:y="0.0835in" svg:width="4.1591in" svg:height="0.8161in" draw:z-index="2"><draw:text-box><text:p text:style-name="P32">Programming Languages: Java, Python, JavaScript</text:p><text:p text:style-name="P32">Web/Mobile Dev: HTML, CSS, JavaScript, jQuery, PHP</text:p><text:p text:style-name="P33"><text:span text:style-name="T26">Libraries/Frameworks: MySQL, MongoDB, Node.js, Angular.js</text:span></text:p></draw:text-box></draw:frame><draw:custom-shape text:anchor-type="paragraph" draw:z-index="0" draw:name="Text Box 2" draw:style-name="gr1" draw:text-style-name="P34" svg:width="3.1795in" svg:height="0.6488in" svg:x="4.3035in" svg:y="0.1in"><text:p text:style-name="P30">Tools: Git, GitHub, Android Studio</text:p><text:p text:style-name="P31"><text:span text:style-name="T26">Misc.: Agile, </text:span><text:span text:style-name="T27">Jira, Linux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0" style:font-name="Verdana" fo:font-family="Verdana" style:font-family-generic="roman" style:font-pitch="variable" fo:font-size="9pt" style:font-size-asian="9pt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Indent_20_2_20_Char" style:display-name="Body Text Indent 2 Char" style:family="text">
      <style:text-properties fo:font-size="12pt" style:font-size-asian="12pt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8pt" style:font-size-asian="8pt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size="8pt" style:font-size-asian="8pt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ize="8pt" style:font-size-asian="8pt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fo:font-size="8pt" style:font-size-asian="8pt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8pt" style:font-size-asian="8pt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fo:font-size="8pt" style:font-size-asian="8pt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fo:font-size="8pt" style:font-size-asian="8pt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fo:font-size="8pt" style:font-size-asian="8pt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29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3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3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3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453in" style:layout-grid-ruby-height="0.104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son Liu Resume</dc:title>
    <meta:initial-creator>Jack</meta:initial-creator>
    <meta:editing-cycles>70</meta:editing-cycles>
    <meta:print-date>2017-08-17T19:31:00</meta:print-date>
    <meta:creation-date>2016-02-15T23:34:00</meta:creation-date>
    <dc:date>2017-10-25T20:37:11.933987327</dc:date>
    <dc:language>en-US</dc:language>
    <meta:editing-duration>PT16H13M6S</meta:editing-duration>
    <meta:generator>LibreOffice/5.3.4.1$Linux_X86_64 LibreOffice_project/30$Build-1</meta:generator>
    <meta:document-statistic meta:table-count="1" meta:image-count="0" meta:object-count="0" meta:page-count="1" meta:paragraph-count="60" meta:word-count="378" meta:character-count="3070" meta:non-whitespace-character-count="2352"/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